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71bc" style:font-name="arial" fo:font-size="9.75pt" fo:letter-spacing="normal" fo:font-style="normal" style:text-underline-style="solid" style:text-underline-width="auto" style:text-underline-color="font-color" fo:font-weight="normal" fo:background-color="#d5dee3"/>
    </style:style>
    <style:style style:name="T2" style:family="text">
      <style:text-properties fo:font-variant="normal" fo:text-transform="none" fo:color="#cc0000" style:font-name="arial" fo:font-size="10.5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OBI</text:p>
      <text:p text:style-name="Standard"/>
      <text:p text:style-name="Standard">RESEARCHING ABOUT BEES : <text:tab/>ROYAL JELLY, HONEY, <text:s/>WAX AND VENOM.</text:p>
      <text:p text:style-name="Standard"/>
      <text:p text:style-name="Standard">Royal jelly protein 9: </text:p>
      <text:p text:style-name="Standard"><text:a xlink:type="simple" xlink:href="https://www.ncbi.nlm.nih.gov/gene?LinkName=nuccore_gene&amp;from_uid=67010040" text:style-name="Internet_20_link" text:visited-style-name="Visited_20_Internet_20_Link">https://www.ncbi.nlm.nih.gov/gene?LinkName=nuccore_gene&amp;from_uid=67010040</text:a></text:p>
      <text:p text:style-name="Standard"/>
      <text:p text:style-name="Standard"/>
      <text:p text:style-name="Standard"/>
      <text:p text:style-name="Standard">Blasting flancking genes in Genome results to: <text:a xlink:type="simple" xlink:href="https://www.ncbi.nlm.nih.gov/Taxonomy/Browser/wwwtax.cgi?id=7460" office:target-frame-name="lnk&lt;@rid@&gt;" xlink:show="replace" text:style-name="Internet_20_link" text:visited-style-name="Visited_20_Internet_20_Link"><text:span text:style-name="T1">Apis mellifera</text:span></text:a> </text:p>
      <text:p text:style-name="Standard"><text:a xlink:type="simple" xlink:href="https://blast.ncbi.nlm.nih.gov/Blast.cgi#alnHdr_1476008925" text:style-name="Internet_20_link" text:visited-style-name="Visited_20_Internet_20_Link">https://blast.ncbi.nlm.nih.gov/Blast.cgi#alnHdr_1476008925</text:a></text:p>
      <text:p text:style-name="Standard"><text:a xlink:type="simple" xlink:href="https://blast.ncbi.nlm.nih.gov/Blast.cgi" text:style-name="Internet_20_link" text:visited-style-name="Visited_20_Internet_20_Link">https://blast.ncbi.nlm.nih.gov/Blast.cgi</text:a></text:p>
      <text:p text:style-name="Standard">(normal blast)</text:p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Error: Invalid from coordinate (greater than sequence length)</text:span> </text:p>
      <text:p text:style-name="Standard"/>
      <text:p text:style-name="Standard">(tblastn)</text:p>
      <text:p text:style-name="Standard"><text:a xlink:type="simple" xlink:href="https://blast.ncbi.nlm.nih.gov/Blast.cgi" text:style-name="Internet_20_link" text:visited-style-name="Visited_20_Internet_20_Link">https://blast.ncbi.nlm.nih.gov/Blast.cgi</text:a></text:p>
      <text:p text:style-name="Standard">protein input: yellow-e3</text:p>
      <text:p text:style-name="Standard"/>
      <text:p text:style-name="Standard">Resume: there are a set of jelly protein 1-9 and on the left side the yellow e-3 precursor: <text:a xlink:type="simple" xlink:href="https://www.ncbi.nlm.nih.gov/protein/NP_001091698.1" text:style-name="Internet_20_link" text:visited-style-name="Visited_20_Internet_20_Link">https://www.ncbi.nlm.nih.gov/protein/NP_001091698.1</text:a></text:p>
      <text:p text:style-name="Standard"/>
      <text:p text:style-name="Standard">but it doesn't work idk why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iara Laurenza</meta:initial-creator>
    <meta:creation-date>2024-01-24T14:19:45.76</meta:creation-date>
    <dc:date>2024-01-24T14:47:33.67</dc:date>
    <dc:creator>Chiara Laurenza</dc:creator>
    <meta:editing-duration>PT27M51S</meta:editing-duration>
    <meta:editing-cycles>2</meta:editing-cycles>
    <meta:generator>OpenOffice/4.1.9$Win32 OpenOffice.org_project/419m1$Build-9805</meta:generator>
    <meta:document-statistic meta:table-count="0" meta:image-count="0" meta:object-count="0" meta:page-count="1" meta:paragraph-count="14" meta:word-count="67" meta:character-count="642"/>
  </office:meta>
</office:document-meta>
</file>